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84in" svg:x="6.4752in" svg:y="0.5185in">
            <draw:object draw:notify-on-update-of-ranges="Sheet2.A1:Sheet2.A1 Sheet2.A2:Sheet2.A79 Sheet2.B1:Sheet2.B1 Sheet2.B2:Sheet2.B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-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9999999" calcext:value-type="float">
            <text:p>-0.00999999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066992" calcext:value-type="float">
            <text:p>0.4066992</text:p>
          </table:table-cell>
        </table:table-row>
        <table:table-row table:style-name="ro1"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3266928" calcext:value-type="float">
            <text:p>0.326692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0.8599999" calcext:value-type="float">
            <text:p>-0.859999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400352" calcext:value-type="float">
            <text:p>0.440035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3.02" calcext:value-type="float">
            <text:p>-3.0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359.23" calcext:value-type="float">
            <text:p>359.23</text:p>
          </table:table-cell>
          <table:table-cell office:value-type="float" office:value="5.173747" calcext:value-type="float">
            <text:p>5.17374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1.86" calcext:value-type="float">
            <text:p>-1.86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359.23" calcext:value-type="float">
            <text:p>359.23</text:p>
          </table:table-cell>
          <table:table-cell office:value-type="float" office:value="5.173747" calcext:value-type="float">
            <text:p>5.173747</text:p>
          </table:table-cell>
        </table:table-row>
        <table:table-row table:style-name="ro1">
          <table:table-cell office:value-type="float" office:value="0.7429004" calcext:value-type="float">
            <text:p>0.7429004</text:p>
          </table:table-cell>
          <table:table-cell office:value-type="float" office:value="0.2138519" calcext:value-type="float">
            <text:p>0.2138519</text:p>
          </table:table-cell>
          <table:table-cell office:value-type="float" office:value="2.01" calcext:value-type="float">
            <text:p>2.01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312.38" calcext:value-type="float">
            <text:p>312.38</text:p>
          </table:table-cell>
          <table:table-cell office:value-type="float" office:value="10.16081" calcext:value-type="float">
            <text:p>10.16081</text:p>
          </table:table-cell>
        </table:table-row>
        <table:table-row table:style-name="ro1">
          <table:table-cell office:value-type="float" office:value="1.598313" calcext:value-type="float">
            <text:p>1.598313</text:p>
          </table:table-cell>
          <table:table-cell office:value-type="float" office:value="0.2476455" calcext:value-type="float">
            <text:p>0.2476455</text:p>
          </table:table-cell>
          <table:table-cell office:value-type="float" office:value="13.07" calcext:value-type="float">
            <text:p>13.07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06.44" calcext:value-type="float">
            <text:p>306.44</text:p>
          </table:table-cell>
          <table:table-cell office:value-type="float" office:value="11.16756" calcext:value-type="float">
            <text:p>11.16756</text:p>
          </table:table-cell>
        </table:table-row>
        <table:table-row table:style-name="ro1">
          <table:table-cell office:value-type="float" office:value="1.598313" calcext:value-type="float">
            <text:p>1.598313</text:p>
          </table:table-cell>
          <table:table-cell office:value-type="float" office:value="0.2476455" calcext:value-type="float">
            <text:p>0.2476455</text:p>
          </table:table-cell>
          <table:table-cell office:value-type="float" office:value="24.59" calcext:value-type="float">
            <text:p>24.5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06.44" calcext:value-type="float">
            <text:p>306.44</text:p>
          </table:table-cell>
          <table:table-cell office:value-type="float" office:value="11.16756" calcext:value-type="float">
            <text:p>11.16756</text:p>
          </table:table-cell>
        </table:table-row>
        <table:table-row table:style-name="ro1">
          <table:table-cell office:value-type="float" office:value="3.534165" calcext:value-type="float">
            <text:p>3.534165</text:p>
          </table:table-cell>
          <table:table-cell office:value-type="float" office:value="-0.04488316" calcext:value-type="float">
            <text:p>-0.04488316</text:p>
          </table:table-cell>
          <table:table-cell office:value-type="float" office:value="39.26" calcext:value-type="float">
            <text:p>39.26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04.19" calcext:value-type="float">
            <text:p>304.19</text:p>
          </table:table-cell>
          <table:table-cell office:value-type="float" office:value="11.08755" calcext:value-type="float">
            <text:p>11.08755</text:p>
          </table:table-cell>
        </table:table-row>
        <table:table-row table:style-name="ro1">
          <table:table-cell office:value-type="float" office:value="4.389578" calcext:value-type="float">
            <text:p>4.389578</text:p>
          </table:table-cell>
          <table:table-cell office:value-type="float" office:value="-0.0110893" calcext:value-type="float">
            <text:p>-0.0110893</text:p>
          </table:table-cell>
          <table:table-cell office:value-type="float" office:value="63.14" calcext:value-type="float">
            <text:p>63.14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311.32" calcext:value-type="float">
            <text:p>311.32</text:p>
          </table:table-cell>
          <table:table-cell office:value-type="float" office:value="11.40758" calcext:value-type="float">
            <text:p>11.40758</text:p>
          </table:table-cell>
        </table:table-row>
        <table:table-row table:style-name="ro1">
          <table:table-cell office:value-type="float" office:value="6.257606" calcext:value-type="float">
            <text:p>6.257606</text:p>
          </table:table-cell>
          <table:table-cell office:value-type="float" office:value="-1.597818" calcext:value-type="float">
            <text:p>-1.597818</text:p>
          </table:table-cell>
          <table:table-cell office:value-type="float" office:value="60.71" calcext:value-type="float">
            <text:p>60.71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44.83" calcext:value-type="float">
            <text:p>344.83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6.257606" calcext:value-type="float">
            <text:p>6.257606</text:p>
          </table:table-cell>
          <table:table-cell office:value-type="float" office:value="-1.597818" calcext:value-type="float">
            <text:p>-1.597818</text:p>
          </table:table-cell>
          <table:table-cell office:value-type="float" office:value="58.47" calcext:value-type="float">
            <text:p>58.47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44.83" calcext:value-type="float">
            <text:p>344.83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6.820169" calcext:value-type="float">
            <text:p>6.820169</text:p>
          </table:table-cell>
          <table:table-cell office:value-type="float" office:value="-2.498107" calcext:value-type="float">
            <text:p>-2.498107</text:p>
          </table:table-cell>
          <table:table-cell office:value-type="float" office:value="53.76" calcext:value-type="float">
            <text:p>53.76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6.36" calcext:value-type="float">
            <text:p>356.36</text:p>
          </table:table-cell>
          <table:table-cell office:value-type="float" office:value="12.521" calcext:value-type="float">
            <text:p>12.521</text:p>
          </table:table-cell>
        </table:table-row>
        <table:table-row table:style-name="ro1">
          <table:table-cell office:value-type="float" office:value="7.270221" calcext:value-type="float">
            <text:p>7.270221</text:p>
          </table:table-cell>
          <table:table-cell office:value-type="float" office:value="-3.21834" calcext:value-type="float">
            <text:p>-3.21834</text:p>
          </table:table-cell>
          <table:table-cell office:value-type="float" office:value="50.16" calcext:value-type="float">
            <text:p>50.16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9.48" calcext:value-type="float">
            <text:p>359.48</text:p>
          </table:table-cell>
          <table:table-cell office:value-type="float" office:value="9.407419" calcext:value-type="float">
            <text:p>9.407419</text:p>
          </table:table-cell>
        </table:table-row>
        <table:table-row table:style-name="ro1">
          <table:table-cell office:value-type="float" office:value="7.270221" calcext:value-type="float">
            <text:p>7.270221</text:p>
          </table:table-cell>
          <table:table-cell office:value-type="float" office:value="-3.21834" calcext:value-type="float">
            <text:p>-3.21834</text:p>
          </table:table-cell>
          <table:table-cell office:value-type="float" office:value="48.37" calcext:value-type="float">
            <text:p>48.37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9.48" calcext:value-type="float">
            <text:p>359.48</text:p>
          </table:table-cell>
          <table:table-cell office:value-type="float" office:value="9.407419" calcext:value-type="float">
            <text:p>9.407419</text:p>
          </table:table-cell>
        </table:table-row>
        <table:table-row table:style-name="ro1">
          <table:table-cell office:value-type="float" office:value="8.057809" calcext:value-type="float">
            <text:p>8.057809</text:p>
          </table:table-cell>
          <table:table-cell office:value-type="float" office:value="-4.478747" calcext:value-type="float">
            <text:p>-4.478747</text:p>
          </table:table-cell>
          <table:table-cell office:value-type="float" office:value="46.46" calcext:value-type="float">
            <text:p>46.46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8.2" calcext:value-type="float">
            <text:p>358.2</text:p>
          </table:table-cell>
          <table:table-cell office:value-type="float" office:value="9.914126" calcext:value-type="float">
            <text:p>9.914126</text:p>
          </table:table-cell>
        </table:table-row>
        <table:table-row table:style-name="ro1">
          <table:table-cell office:value-type="float" office:value="8.395348" calcext:value-type="float">
            <text:p>8.395348</text:p>
          </table:table-cell>
          <table:table-cell office:value-type="float" office:value="-5.01892" calcext:value-type="float">
            <text:p>-5.01892</text:p>
          </table:table-cell>
          <table:table-cell office:value-type="float" office:value="44.01" calcext:value-type="float">
            <text:p>44.01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5.81" calcext:value-type="float">
            <text:p>355.81</text:p>
          </table:table-cell>
          <table:table-cell office:value-type="float" office:value="10.21415" calcext:value-type="float">
            <text:p>10.21415</text:p>
          </table:table-cell>
        </table:table-row>
        <table:table-row table:style-name="ro1">
          <table:table-cell office:value-type="float" office:value="10.26337" calcext:value-type="float">
            <text:p>10.26337</text:p>
          </table:table-cell>
          <table:table-cell office:value-type="float" office:value="-6.60565" calcext:value-type="float">
            <text:p>-6.60565</text:p>
          </table:table-cell>
          <table:table-cell office:value-type="float" office:value="40.74" calcext:value-type="float">
            <text:p>40.74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9.8" calcext:value-type="float">
            <text:p>349.8</text:p>
          </table:table-cell>
          <table:table-cell office:value-type="float" office:value="10.12748" calcext:value-type="float">
            <text:p>10.12748</text:p>
          </table:table-cell>
        </table:table-row>
        <table:table-row table:style-name="ro1">
          <table:table-cell office:value-type="float" office:value="10.26337" calcext:value-type="float">
            <text:p>10.26337</text:p>
          </table:table-cell>
          <table:table-cell office:value-type="float" office:value="-6.60565" calcext:value-type="float">
            <text:p>-6.60565</text:p>
          </table:table-cell>
          <table:table-cell office:value-type="float" office:value="37.62" calcext:value-type="float">
            <text:p>37.62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9.8" calcext:value-type="float">
            <text:p>349.8</text:p>
          </table:table-cell>
          <table:table-cell office:value-type="float" office:value="10.12748" calcext:value-type="float">
            <text:p>10.12748</text:p>
          </table:table-cell>
        </table:table-row>
        <table:table-row table:style-name="ro1">
          <table:table-cell office:value-type="float" office:value="10.71342" calcext:value-type="float">
            <text:p>10.71342</text:p>
          </table:table-cell>
          <table:table-cell office:value-type="float" office:value="-7.325881" calcext:value-type="float">
            <text:p>-7.325881</text:p>
          </table:table-cell>
          <table:table-cell office:value-type="float" office:value="34.19" calcext:value-type="float">
            <text:p>34.19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7.45" calcext:value-type="float">
            <text:p>347.45</text:p>
          </table:table-cell>
          <table:table-cell office:value-type="float" office:value="9.847454" calcext:value-type="float">
            <text:p>9.847454</text:p>
          </table:table-cell>
        </table:table-row>
        <table:table-row table:style-name="ro1">
          <table:table-cell office:value-type="float" office:value="11.68135" calcext:value-type="float">
            <text:p>11.68135</text:p>
          </table:table-cell>
          <table:table-cell office:value-type="float" office:value="-7.472146" calcext:value-type="float">
            <text:p>-7.472146</text:p>
          </table:table-cell>
          <table:table-cell office:value-type="float" office:value="32.28" calcext:value-type="float">
            <text:p>32.28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4.92" calcext:value-type="float">
            <text:p>344.92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11.68135" calcext:value-type="float">
            <text:p>11.68135</text:p>
          </table:table-cell>
          <table:table-cell office:value-type="float" office:value="-7.472146" calcext:value-type="float">
            <text:p>-7.472146</text:p>
          </table:table-cell>
          <table:table-cell office:value-type="float" office:value="30.6" calcext:value-type="float">
            <text:p>30.6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4.92" calcext:value-type="float">
            <text:p>344.92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13.54938" calcext:value-type="float">
            <text:p>13.54938</text:p>
          </table:table-cell>
          <table:table-cell office:value-type="float" office:value="-9.058873" calcext:value-type="float">
            <text:p>-9.058873</text:p>
          </table:table-cell>
          <table:table-cell office:value-type="float" office:value="28.43" calcext:value-type="float">
            <text:p>28.43</text:p>
          </table:table-cell>
          <table:table-cell office:value-type="float" office:value="28.92481" calcext:value-type="float">
            <text:p>28.9248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339.31" calcext:value-type="float">
            <text:p>339.31</text:p>
          </table:table-cell>
          <table:table-cell office:value-type="float" office:value="9.967463" calcext:value-type="float">
            <text:p>9.967463</text:p>
          </table:table-cell>
        </table:table-row>
        <table:table-row table:style-name="ro1">
          <table:table-cell office:value-type="float" office:value="13.88692" calcext:value-type="float">
            <text:p>13.88692</text:p>
          </table:table-cell>
          <table:table-cell office:value-type="float" office:value="-9.599048" calcext:value-type="float">
            <text:p>-9.599048</text:p>
          </table:table-cell>
          <table:table-cell office:value-type="float" office:value="23.99" calcext:value-type="float">
            <text:p>23.99</text:p>
          </table:table-cell>
          <table:table-cell office:value-type="float" office:value="28.92482" calcext:value-type="float">
            <text:p>28.92482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337.67" calcext:value-type="float">
            <text:p>337.67</text:p>
          </table:table-cell>
          <table:table-cell office:value-type="float" office:value="9.994132" calcext:value-type="float">
            <text:p>9.994132</text:p>
          </table:table-cell>
        </table:table-row>
        <table:table-row table:style-name="ro1">
          <table:table-cell office:value-type="float" office:value="15.30489" calcext:value-type="float">
            <text:p>15.30489</text:p>
          </table:table-cell>
          <table:table-cell office:value-type="float" office:value="-10.46554" calcext:value-type="float">
            <text:p>-10.46554</text:p>
          </table:table-cell>
          <table:table-cell office:value-type="float" office:value="18.94" calcext:value-type="float">
            <text:p>18.94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333.72" calcext:value-type="float">
            <text:p>333.72</text:p>
          </table:table-cell>
          <table:table-cell office:value-type="float" office:value="10.15415" calcext:value-type="float">
            <text:p>10.15415</text:p>
          </table:table-cell>
        </table:table-row>
        <table:table-row table:style-name="ro1">
          <table:table-cell office:value-type="float" office:value="15.30489" calcext:value-type="float">
            <text:p>15.30489</text:p>
          </table:table-cell>
          <table:table-cell office:value-type="float" office:value="-10.46554" calcext:value-type="float">
            <text:p>-10.46554</text:p>
          </table:table-cell>
          <table:table-cell office:value-type="float" office:value="14.81" calcext:value-type="float">
            <text:p>14.81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333.72" calcext:value-type="float">
            <text:p>333.72</text:p>
          </table:table-cell>
          <table:table-cell office:value-type="float" office:value="10.15415" calcext:value-type="float">
            <text:p>10.15415</text:p>
          </table:table-cell>
        </table:table-row>
        <table:table-row table:style-name="ro1">
          <table:table-cell office:value-type="float" office:value="16.27282" calcext:value-type="float">
            <text:p>16.27282</text:p>
          </table:table-cell>
          <table:table-cell office:value-type="float" office:value="-10.61181" calcext:value-type="float">
            <text:p>-10.61181</text:p>
          </table:table-cell>
          <table:table-cell office:value-type="float" office:value="10.57" calcext:value-type="float">
            <text:p>10.57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30.04" calcext:value-type="float">
            <text:p>330.04</text:p>
          </table:table-cell>
          <table:table-cell office:value-type="float" office:value="9.934128" calcext:value-type="float">
            <text:p>9.934128</text:p>
          </table:table-cell>
        </table:table-row>
        <table:table-row table:style-name="ro1">
          <table:table-cell office:value-type="float" office:value="17.12823" calcext:value-type="float">
            <text:p>17.12823</text:p>
          </table:table-cell>
          <table:table-cell office:value-type="float" office:value="-10.57801" calcext:value-type="float">
            <text:p>-10.57801</text:p>
          </table:table-cell>
          <table:table-cell office:value-type="float" office:value="-0.31" calcext:value-type="float">
            <text:p>-0.31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25.78" calcext:value-type="float">
            <text:p>325.78</text:p>
          </table:table-cell>
          <table:table-cell office:value-type="float" office:value="10.53418" calcext:value-type="float">
            <text:p>10.53418</text:p>
          </table:table-cell>
        </table:table-row>
        <table:table-row table:style-name="ro1">
          <table:table-cell office:value-type="float" office:value="17.12823" calcext:value-type="float">
            <text:p>17.12823</text:p>
          </table:table-cell>
          <table:table-cell office:value-type="float" office:value="-10.57801" calcext:value-type="float">
            <text:p>-10.57801</text:p>
          </table:table-cell>
          <table:table-cell office:value-type="float" office:value="-10.1" calcext:value-type="float">
            <text:p>-10.1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25.78" calcext:value-type="float">
            <text:p>325.78</text:p>
          </table:table-cell>
          <table:table-cell office:value-type="float" office:value="10.53418" calcext:value-type="float">
            <text:p>10.53418</text:p>
          </table:table-cell>
        </table:table-row>
        <table:table-row table:style-name="ro1">
          <table:table-cell office:value-type="float" office:value="19.28911" calcext:value-type="float">
            <text:p>19.28911</text:p>
          </table:table-cell>
          <table:table-cell office:value-type="float" office:value="-11.23066" calcext:value-type="float">
            <text:p>-11.23066</text:p>
          </table:table-cell>
          <table:table-cell office:value-type="float" office:value="-20.68" calcext:value-type="float">
            <text:p>-20.68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72" calcext:value-type="float">
            <text:p>-81.96972</text:p>
          </table:table-cell>
          <table:table-cell office:value-type="float" office:value="316.42" calcext:value-type="float">
            <text:p>316.42</text:p>
          </table:table-cell>
          <table:table-cell office:value-type="float" office:value="9.747446" calcext:value-type="float">
            <text:p>9.747446</text:p>
          </table:table-cell>
        </table:table-row>
        <table:table-row table:style-name="ro1">
          <table:table-cell office:value-type="float" office:value="20.14452" calcext:value-type="float">
            <text:p>20.14452</text:p>
          </table:table-cell>
          <table:table-cell office:value-type="float" office:value="-11.19687" calcext:value-type="float">
            <text:p>-11.19687</text:p>
          </table:table-cell>
          <table:table-cell office:value-type="float" office:value="-29.55" calcext:value-type="float">
            <text:p>-29.55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3" calcext:value-type="float">
            <text:p>-81.96973</text:p>
          </table:table-cell>
          <table:table-cell office:value-type="float" office:value="308.08" calcext:value-type="float">
            <text:p>308.08</text:p>
          </table:table-cell>
          <table:table-cell office:value-type="float" office:value="9.940795" calcext:value-type="float">
            <text:p>9.940795</text:p>
          </table:table-cell>
        </table:table-row>
        <table:table-row table:style-name="ro1">
          <table:table-cell office:value-type="float" office:value="21.74283" calcext:value-type="float">
            <text:p>21.74283</text:p>
          </table:table-cell>
          <table:table-cell office:value-type="float" office:value="-10.94922" calcext:value-type="float">
            <text:p>-10.94922</text:p>
          </table:table-cell>
          <table:table-cell office:value-type="float" office:value="-32.87" calcext:value-type="float">
            <text:p>-32.87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291.6" calcext:value-type="float">
            <text:p>291.6</text:p>
          </table:table-cell>
          <table:table-cell office:value-type="float" office:value="9.95413" calcext:value-type="float">
            <text:p>9.95413</text:p>
          </table:table-cell>
        </table:table-row>
        <table:table-row table:style-name="ro1">
          <table:table-cell office:value-type="float" office:value="21.74283" calcext:value-type="float">
            <text:p>21.74283</text:p>
          </table:table-cell>
          <table:table-cell office:value-type="float" office:value="-10.94922" calcext:value-type="float">
            <text:p>-10.94922</text:p>
          </table:table-cell>
          <table:table-cell office:value-type="float" office:value="-34.39" calcext:value-type="float">
            <text:p>-34.39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291.6" calcext:value-type="float">
            <text:p>291.6</text:p>
          </table:table-cell>
          <table:table-cell office:value-type="float" office:value="9.95413" calcext:value-type="float">
            <text:p>9.95413</text:p>
          </table:table-cell>
        </table:table-row>
        <table:table-row table:style-name="ro1">
          <table:table-cell office:value-type="float" office:value="23.00361" calcext:value-type="float">
            <text:p>23.00361</text:p>
          </table:table-cell>
          <table:table-cell office:value-type="float" office:value="-10.1614" calcext:value-type="float">
            <text:p>-10.1614</text:p>
          </table:table-cell>
          <table:table-cell office:value-type="float" office:value="-35.34" calcext:value-type="float">
            <text:p>-35.34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7.12" calcext:value-type="float">
            <text:p>277.12</text:p>
          </table:table-cell>
          <table:table-cell office:value-type="float" office:value="9.83412" calcext:value-type="float">
            <text:p>9.83412</text:p>
          </table:table-cell>
        </table:table-row>
        <table:table-row table:style-name="ro1">
          <table:table-cell office:value-type="float" office:value="23.634" calcext:value-type="float">
            <text:p>23.634</text:p>
          </table:table-cell>
          <table:table-cell office:value-type="float" office:value="-9.767491" calcext:value-type="float">
            <text:p>-9.767491</text:p>
          </table:table-cell>
          <table:table-cell office:value-type="float" office:value="-41.76" calcext:value-type="float">
            <text:p>-41.76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3" calcext:value-type="float">
            <text:p>273</text:p>
          </table:table-cell>
          <table:table-cell office:value-type="float" office:value="9.947463" calcext:value-type="float">
            <text:p>9.947463</text:p>
          </table:table-cell>
        </table:table-row>
        <table:table-row table:style-name="ro1">
          <table:table-cell office:value-type="float" office:value="23.634" calcext:value-type="float">
            <text:p>23.634</text:p>
          </table:table-cell>
          <table:table-cell office:value-type="float" office:value="-9.767491" calcext:value-type="float">
            <text:p>-9.767491</text:p>
          </table:table-cell>
          <table:table-cell office:value-type="float" office:value="-50.18" calcext:value-type="float">
            <text:p>-50.18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3" calcext:value-type="float">
            <text:p>273</text:p>
          </table:table-cell>
          <table:table-cell office:value-type="float" office:value="9.947463" calcext:value-type="float">
            <text:p>9.947463</text:p>
          </table:table-cell>
        </table:table-row>
        <table:table-row table:style-name="ro1">
          <table:table-cell office:value-type="float" office:value="24.89478" calcext:value-type="float">
            <text:p>24.89478</text:p>
          </table:table-cell>
          <table:table-cell office:value-type="float" office:value="-8.979668" calcext:value-type="float">
            <text:p>-8.979668</text:p>
          </table:table-cell>
          <table:table-cell office:value-type="float" office:value="-64.48" calcext:value-type="float">
            <text:p>-64.48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8" calcext:value-type="float">
            <text:p>-81.96978</text:p>
          </table:table-cell>
          <table:table-cell office:value-type="float" office:value="268.07" calcext:value-type="float">
            <text:p>268.07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25.41265" calcext:value-type="float">
            <text:p>25.41265</text:p>
          </table:table-cell>
          <table:table-cell office:value-type="float" office:value="-8.405702" calcext:value-type="float">
            <text:p>-8.405702</text:p>
          </table:table-cell>
          <table:table-cell office:value-type="float" office:value="-71.15" calcext:value-type="float">
            <text:p>-71.15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9" calcext:value-type="float">
            <text:p>-81.96979</text:p>
          </table:table-cell>
          <table:table-cell office:value-type="float" office:value="263.99" calcext:value-type="float">
            <text:p>263.99</text:p>
          </table:table-cell>
          <table:table-cell office:value-type="float" office:value="9.847454" calcext:value-type="float">
            <text:p>9.847454</text:p>
          </table:table-cell>
        </table:table-row>
        <table:table-row table:style-name="ro1">
          <table:table-cell office:value-type="float" office:value="26.74125" calcext:value-type="float">
            <text:p>26.74125</text:p>
          </table:table-cell>
          <table:table-cell office:value-type="float" office:value="-6.323681" calcext:value-type="float">
            <text:p>-6.323681</text:p>
          </table:table-cell>
          <table:table-cell office:value-type="float" office:value="-77.87" calcext:value-type="float">
            <text:p>-77.87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240.2" calcext:value-type="float">
            <text:p>240.2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6.74125" calcext:value-type="float">
            <text:p>26.74125</text:p>
          </table:table-cell>
          <table:table-cell office:value-type="float" office:value="-6.323681" calcext:value-type="float">
            <text:p>-6.323681</text:p>
          </table:table-cell>
          <table:table-cell office:value-type="float" office:value="-85.21" calcext:value-type="float">
            <text:p>-85.21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240.2" calcext:value-type="float">
            <text:p>240.2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0341" calcext:value-type="float">
            <text:p>27.0341</text:p>
          </table:table-cell>
          <table:table-cell office:value-type="float" office:value="-5.389601" calcext:value-type="float">
            <text:p>-5.389601</text:p>
          </table:table-cell>
          <table:table-cell office:value-type="float" office:value="-90.86" calcext:value-type="float">
            <text:p>-90.86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2" calcext:value-type="float">
            <text:p>-81.96982</text:p>
          </table:table-cell>
          <table:table-cell office:value-type="float" office:value="234.16" calcext:value-type="float">
            <text:p>234.16</text:p>
          </table:table-cell>
          <table:table-cell office:value-type="float" office:value="10.40083" calcext:value-type="float">
            <text:p>10.40083</text:p>
          </table:table-cell>
        </table:table-row>
        <table:table-row table:style-name="ro1">
          <table:table-cell office:value-type="float" office:value="27.43946" calcext:value-type="float">
            <text:p>27.43946</text:p>
          </table:table-cell>
          <table:table-cell office:value-type="float" office:value="-4.635571" calcext:value-type="float">
            <text:p>-4.635571</text:p>
          </table:table-cell>
          <table:table-cell office:value-type="float" office:value="-96.46" calcext:value-type="float">
            <text:p>-96.46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29.69" calcext:value-type="float">
            <text:p>229.69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43946" calcext:value-type="float">
            <text:p>27.43946</text:p>
          </table:table-cell>
          <table:table-cell office:value-type="float" office:value="-4.635571" calcext:value-type="float">
            <text:p>-4.635571</text:p>
          </table:table-cell>
          <table:table-cell office:value-type="float" office:value="-104.16" calcext:value-type="float">
            <text:p>-104.16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29.69" calcext:value-type="float">
            <text:p>229.69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28226" calcext:value-type="float">
            <text:p>27.28226</text:p>
          </table:table-cell>
          <table:table-cell office:value-type="float" office:value="-2.981254" calcext:value-type="float">
            <text:p>-2.981254</text:p>
          </table:table-cell>
          <table:table-cell office:value-type="float" office:value="-112.69" calcext:value-type="float">
            <text:p>-112.69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15.41" calcext:value-type="float">
            <text:p>215.41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27.23757" calcext:value-type="float">
            <text:p>27.23757</text:p>
          </table:table-cell>
          <table:table-cell office:value-type="float" office:value="-1.506999" calcext:value-type="float">
            <text:p>-1.506999</text:p>
          </table:table-cell>
          <table:table-cell office:value-type="float" office:value="-120.46" calcext:value-type="float">
            <text:p>-120.46</text:p>
          </table:table-cell>
          <table:table-cell office:value-type="float" office:value="28.92482" calcext:value-type="float">
            <text:p>28.92482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207" calcext:value-type="float">
            <text:p>207</text:p>
          </table:table-cell>
          <table:table-cell office:value-type="float" office:value="9.367415" calcext:value-type="float">
            <text:p>9.367415</text:p>
          </table:table-cell>
        </table:table-row>
        <table:table-row table:style-name="ro1">
          <table:table-cell office:value-type="float" office:value="27.08037" calcext:value-type="float">
            <text:p>27.0803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-128.09" calcext:value-type="float">
            <text:p>-128.09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91.52" calcext:value-type="float">
            <text:p>191.52</text:p>
          </table:table-cell>
          <table:table-cell office:value-type="float" office:value="10.35416" calcext:value-type="float">
            <text:p>10.35416</text:p>
          </table:table-cell>
        </table:table-row>
        <table:table-row table:style-name="ro1">
          <table:table-cell office:value-type="float" office:value="27.08037" calcext:value-type="float">
            <text:p>27.0803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-134.95" calcext:value-type="float">
            <text:p>-134.95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91.52" calcext:value-type="float">
            <text:p>191.52</text:p>
          </table:table-cell>
          <table:table-cell office:value-type="float" office:value="10.35416" calcext:value-type="float">
            <text:p>10.35416</text:p>
          </table:table-cell>
        </table:table-row>
        <table:table-row table:style-name="ro1">
          <table:table-cell office:value-type="float" office:value="26.63032" calcext:value-type="float">
            <text:p>26.63032</text:p>
          </table:table-cell>
          <table:table-cell office:value-type="float" office:value="0.867552" calcext:value-type="float">
            <text:p>0.867552</text:p>
          </table:table-cell>
          <table:table-cell office:value-type="float" office:value="-139.68" calcext:value-type="float">
            <text:p>-139.68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85.67" calcext:value-type="float">
            <text:p>185.67</text:p>
          </table:table-cell>
          <table:table-cell office:value-type="float" office:value="10.74086" calcext:value-type="float">
            <text:p>10.74086</text:p>
          </table:table-cell>
        </table:table-row>
        <table:table-row table:style-name="ro1">
          <table:table-cell office:value-type="float" office:value="26.18027" calcext:value-type="float">
            <text:p>26.18027</text:p>
          </table:table-cell>
          <table:table-cell office:value-type="float" office:value="1.587782" calcext:value-type="float">
            <text:p>1.587782</text:p>
          </table:table-cell>
          <table:table-cell office:value-type="float" office:value="-146.9" calcext:value-type="float">
            <text:p>-146.9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79.91" calcext:value-type="float">
            <text:p>179.91</text:p>
          </table:table-cell>
          <table:table-cell office:value-type="float" office:value="10.34083" calcext:value-type="float">
            <text:p>10.34083</text:p>
          </table:table-cell>
        </table:table-row>
        <table:table-row table:style-name="ro1">
          <table:table-cell office:value-type="float" office:value="26.18027" calcext:value-type="float">
            <text:p>26.18027</text:p>
          </table:table-cell>
          <table:table-cell office:value-type="float" office:value="1.587782" calcext:value-type="float">
            <text:p>1.587782</text:p>
          </table:table-cell>
          <table:table-cell office:value-type="float" office:value="-156.13" calcext:value-type="float">
            <text:p>-156.13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79.91" calcext:value-type="float">
            <text:p>179.91</text:p>
          </table:table-cell>
          <table:table-cell office:value-type="float" office:value="10.34083" calcext:value-type="float">
            <text:p>10.34083</text:p>
          </table:table-cell>
        </table:table-row>
        <table:table-row table:style-name="ro1">
          <table:table-cell office:value-type="float" office:value="24.31224" calcext:value-type="float">
            <text:p>24.31224</text:p>
          </table:table-cell>
          <table:table-cell office:value-type="float" office:value="3.174511" calcext:value-type="float">
            <text:p>3.174511</text:p>
          </table:table-cell>
          <table:table-cell office:value-type="float" office:value="-164.98" calcext:value-type="float">
            <text:p>-164.98</text:p>
          </table:table-cell>
          <table:table-cell office:value-type="float" office:value="28.92477" calcext:value-type="float">
            <text:p>28.92477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164.73" calcext:value-type="float">
            <text:p>164.73</text:p>
          </table:table-cell>
          <table:table-cell office:value-type="float" office:value="10.52751" calcext:value-type="float">
            <text:p>10.52751</text:p>
          </table:table-cell>
        </table:table-row>
        <table:table-row table:style-name="ro1">
          <table:table-cell office:value-type="float" office:value="23.9747" calcext:value-type="float">
            <text:p>23.9747</text:p>
          </table:table-cell>
          <table:table-cell office:value-type="float" office:value="3.714683" calcext:value-type="float">
            <text:p>3.714683</text:p>
          </table:table-cell>
          <table:table-cell office:value-type="float" office:value="-175.6" calcext:value-type="float">
            <text:p>-175.6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158.36" calcext:value-type="float">
            <text:p>158.36</text:p>
          </table:table-cell>
          <table:table-cell office:value-type="float" office:value="10.18081" calcext:value-type="float">
            <text:p>10.18081</text:p>
          </table:table-cell>
        </table:table-row>
        <table:table-row table:style-name="ro1">
          <table:table-cell office:value-type="float" office:value="22.03885" calcext:value-type="float">
            <text:p>22.03885</text:p>
          </table:table-cell>
          <table:table-cell office:value-type="float" office:value="4.00721" calcext:value-type="float">
            <text:p>4.00721</text:p>
          </table:table-cell>
          <table:table-cell office:value-type="float" office:value="175.27" calcext:value-type="float">
            <text:p>175.27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44.38" calcext:value-type="float">
            <text:p>144.38</text:p>
          </table:table-cell>
          <table:table-cell office:value-type="float" office:value="10.4875" calcext:value-type="float">
            <text:p>10.4875</text:p>
          </table:table-cell>
        </table:table-row>
        <table:table-row table:style-name="ro1">
          <table:table-cell office:value-type="float" office:value="22.03885" calcext:value-type="float">
            <text:p>22.03885</text:p>
          </table:table-cell>
          <table:table-cell office:value-type="float" office:value="4.00721" calcext:value-type="float">
            <text:p>4.00721</text:p>
          </table:table-cell>
          <table:table-cell office:value-type="float" office:value="165.86" calcext:value-type="float">
            <text:p>165.86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44.38" calcext:value-type="float">
            <text:p>144.38</text:p>
          </table:table-cell>
          <table:table-cell office:value-type="float" office:value="10.4875" calcext:value-type="float">
            <text:p>10.4875</text:p>
          </table:table-cell>
        </table:table-row>
        <table:table-row table:style-name="ro1">
          <table:table-cell office:value-type="float" office:value="21.70131" calcext:value-type="float">
            <text:p>21.70131</text:p>
          </table:table-cell>
          <table:table-cell office:value-type="float" office:value="4.547385" calcext:value-type="float">
            <text:p>4.547385</text:p>
          </table:table-cell>
          <table:table-cell office:value-type="float" office:value="158.53" calcext:value-type="float">
            <text:p>158.53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37.36" calcext:value-type="float">
            <text:p>137.36</text:p>
          </table:table-cell>
          <table:table-cell office:value-type="float" office:value="10.54084" calcext:value-type="float">
            <text:p>10.54084</text:p>
          </table:table-cell>
        </table:table-row>
        <table:table-row table:style-name="ro1">
          <table:table-cell office:value-type="float" office:value="19.99049" calcext:value-type="float">
            <text:p>19.99049</text:p>
          </table:table-cell>
          <table:table-cell office:value-type="float" office:value="4.479802" calcext:value-type="float">
            <text:p>4.479802</text:p>
          </table:table-cell>
          <table:table-cell office:value-type="float" office:value="153.94" calcext:value-type="float">
            <text:p>153.9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122.93" calcext:value-type="float">
            <text:p>122.93</text:p>
          </table:table-cell>
          <table:table-cell office:value-type="float" office:value="10.57418" calcext:value-type="float">
            <text:p>10.57418</text:p>
          </table:table-cell>
        </table:table-row>
        <table:table-row table:style-name="ro1">
          <table:table-cell office:value-type="float" office:value="19.99049" calcext:value-type="float">
            <text:p>19.99049</text:p>
          </table:table-cell>
          <table:table-cell office:value-type="float" office:value="4.479802" calcext:value-type="float">
            <text:p>4.479802</text:p>
          </table:table-cell>
          <table:table-cell office:value-type="float" office:value="154.04" calcext:value-type="float">
            <text:p>154.0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122.93" calcext:value-type="float">
            <text:p>122.93</text:p>
          </table:table-cell>
          <table:table-cell office:value-type="float" office:value="10.57418" calcext:value-type="float">
            <text:p>10.57418</text:p>
          </table:table-cell>
        </table:table-row>
        <table:table-row table:style-name="ro1">
          <table:table-cell office:value-type="float" office:value="18.50469" calcext:value-type="float">
            <text:p>18.50469</text:p>
          </table:table-cell>
          <table:table-cell office:value-type="float" office:value="4.052095" calcext:value-type="float">
            <text:p>4.052095</text:p>
          </table:table-cell>
          <table:table-cell office:value-type="float" office:value="153.05" calcext:value-type="float">
            <text:p>153.05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8" calcext:value-type="float">
            <text:p>-81.9698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17.76179" calcext:value-type="float">
            <text:p>17.76179</text:p>
          </table:table-cell>
          <table:table-cell office:value-type="float" office:value="3.838245" calcext:value-type="float">
            <text:p>3.838245</text:p>
          </table:table-cell>
          <table:table-cell office:value-type="float" office:value="153.84" calcext:value-type="float">
            <text:p>153.8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9" calcext:value-type="float">
            <text:p>-81.96979</text:p>
          </table:table-cell>
          <table:table-cell office:value-type="float" office:value="101.38" calcext:value-type="float">
            <text:p>101.38</text:p>
          </table:table-cell>
          <table:table-cell office:value-type="float" office:value="10.56084" calcext:value-type="float">
            <text:p>10.56084</text:p>
          </table:table-cell>
        </table:table-row>
        <table:table-row table:style-name="ro1">
          <table:table-cell office:value-type="float" office:value="15.12772" calcext:value-type="float">
            <text:p>15.12772</text:p>
          </table:table-cell>
          <table:table-cell office:value-type="float" office:value="2.442663" calcext:value-type="float">
            <text:p>2.442663</text:p>
          </table:table-cell>
          <table:table-cell office:value-type="float" office:value="154.38" calcext:value-type="float">
            <text:p>154.38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.91421" calcext:value-type="float">
            <text:p>10.91421</text:p>
          </table:table-cell>
        </table:table-row>
        <table:table-row table:style-name="ro1">
          <table:table-cell office:value-type="float" office:value="15.12772" calcext:value-type="float">
            <text:p>15.12772</text:p>
          </table:table-cell>
          <table:table-cell office:value-type="float" office:value="2.442663" calcext:value-type="float">
            <text:p>2.442663</text:p>
          </table:table-cell>
          <table:table-cell office:value-type="float" office:value="155.26" calcext:value-type="float">
            <text:p>155.26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.91421" calcext:value-type="float">
            <text:p>10.91421</text:p>
          </table:table-cell>
        </table:table-row>
        <table:table-row table:style-name="ro1">
          <table:table-cell office:value-type="float" office:value="14.38482" calcext:value-type="float">
            <text:p>14.38482</text:p>
          </table:table-cell>
          <table:table-cell office:value-type="float" office:value="2.22881" calcext:value-type="float">
            <text:p>2.22881</text:p>
          </table:table-cell>
          <table:table-cell office:value-type="float" office:value="160.74" calcext:value-type="float">
            <text:p>160.7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5" calcext:value-type="float">
            <text:p>-81.96975</text:p>
          </table:table-cell>
          <table:table-cell office:value-type="float" office:value="99.33" calcext:value-type="float">
            <text:p>99.33</text:p>
          </table:table-cell>
          <table:table-cell office:value-type="float" office:value="11.14089" calcext:value-type="float">
            <text:p>11.14089</text:p>
          </table:table-cell>
        </table:table-row>
        <table:table-row table:style-name="ro1">
          <table:table-cell office:value-type="float" office:value="13.75443" calcext:value-type="float">
            <text:p>13.75443</text:p>
          </table:table-cell>
          <table:table-cell office:value-type="float" office:value="1.834901" calcext:value-type="float">
            <text:p>1.834901</text:p>
          </table:table-cell>
          <table:table-cell office:value-type="float" office:value="169.54" calcext:value-type="float">
            <text:p>169.5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97.69" calcext:value-type="float">
            <text:p>97.69</text:p>
          </table:table-cell>
          <table:table-cell office:value-type="float" office:value="11.30757" calcext:value-type="float">
            <text:p>11.30757</text:p>
          </table:table-cell>
        </table:table-row>
        <table:table-row table:style-name="ro1">
          <table:table-cell office:value-type="float" office:value="13.75443" calcext:value-type="float">
            <text:p>13.75443</text:p>
          </table:table-cell>
          <table:table-cell office:value-type="float" office:value="1.834901" calcext:value-type="float">
            <text:p>1.834901</text:p>
          </table:table-cell>
          <table:table-cell office:value-type="float" office:value="169.87" calcext:value-type="float">
            <text:p>169.87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97.69" calcext:value-type="float">
            <text:p>97.69</text:p>
          </table:table-cell>
          <table:table-cell office:value-type="float" office:value="11.30757" calcext:value-type="float">
            <text:p>11.30757</text:p>
          </table:table-cell>
        </table:table-row>
        <table:table-row table:style-name="ro1">
          <table:table-cell office:value-type="float" office:value="12.26863" calcext:value-type="float">
            <text:p>12.26863</text:p>
          </table:table-cell>
          <table:table-cell office:value-type="float" office:value="1.407196" calcext:value-type="float">
            <text:p>1.407196</text:p>
          </table:table-cell>
          <table:table-cell office:value-type="float" office:value="168.86" calcext:value-type="float">
            <text:p>168.86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73" calcext:value-type="float">
            <text:p>-81.96973</text:p>
          </table:table-cell>
          <table:table-cell office:value-type="float" office:value="99.54" calcext:value-type="float">
            <text:p>99.54</text:p>
          </table:table-cell>
          <table:table-cell office:value-type="float" office:value="10.90754" calcext:value-type="float">
            <text:p>10.90754</text:p>
          </table:table-cell>
        </table:table-row>
        <table:table-row table:style-name="ro1">
          <table:table-cell office:value-type="float" office:value="10.15245" calcext:value-type="float">
            <text:p>10.15245</text:p>
          </table:table-cell>
          <table:table-cell office:value-type="float" office:value="0.5855843" calcext:value-type="float">
            <text:p>0.5855843</text:p>
          </table:table-cell>
          <table:table-cell office:value-type="float" office:value="169.45" calcext:value-type="float">
            <text:p>169.45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.02755" calcext:value-type="float">
            <text:p>11.02755</text:p>
          </table:table-cell>
        </table:table-row>
        <table:table-row table:style-name="ro1">
          <table:table-cell office:value-type="float" office:value="8.554131" calcext:value-type="float">
            <text:p>8.554131</text:p>
          </table:table-cell>
          <table:table-cell office:value-type="float" office:value="0.3379375" calcext:value-type="float">
            <text:p>0.3379375</text:p>
          </table:table-cell>
          <table:table-cell office:value-type="float" office:value="173.99" calcext:value-type="float">
            <text:p>173.99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.22756" calcext:value-type="float">
            <text:p>11.22756</text:p>
          </table:table-cell>
        </table:table-row>
        <table:table-row table:style-name="ro1">
          <table:table-cell office:value-type="float" office:value="8.554131" calcext:value-type="float">
            <text:p>8.554131</text:p>
          </table:table-cell>
          <table:table-cell office:value-type="float" office:value="0.3379375" calcext:value-type="float">
            <text:p>0.3379375</text:p>
          </table:table-cell>
          <table:table-cell office:value-type="float" office:value="-173.21" calcext:value-type="float">
            <text:p>-173.21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.22756" calcext:value-type="float">
            <text:p>11.22756</text:p>
          </table:table-cell>
        </table:table-row>
        <table:table-row table:style-name="ro1">
          <table:table-cell office:value-type="float" office:value="8.441619" calcext:value-type="float">
            <text:p>8.441619</text:p>
          </table:table-cell>
          <table:table-cell office:value-type="float" office:value="0.5179955" calcext:value-type="float">
            <text:p>0.5179955</text:p>
          </table:table-cell>
          <table:table-cell office:value-type="float" office:value="-163.88" calcext:value-type="float">
            <text:p>-163.88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54" calcext:value-type="float">
            <text:p>111.54</text:p>
          </table:table-cell>
          <table:table-cell office:value-type="float" office:value="7.853961" calcext:value-type="float">
            <text:p>7.853961</text:p>
          </table:table-cell>
        </table:table-row>
        <table:table-row table:style-name="ro1">
          <table:table-cell office:value-type="float" office:value="7.586206" calcext:value-type="float">
            <text:p>7.586206</text:p>
          </table:table-cell>
          <table:table-cell office:value-type="float" office:value="0.4842028" calcext:value-type="float">
            <text:p>0.4842028</text:p>
          </table:table-cell>
          <table:table-cell office:value-type="float" office:value="-164.4" calcext:value-type="float">
            <text:p>-164.4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0.05414" calcext:value-type="float">
            <text:p>10.05414</text:p>
          </table:table-cell>
        </table:table-row>
        <table:table-row table:style-name="ro1">
          <table:table-cell office:value-type="float" office:value="7.586206" calcext:value-type="float">
            <text:p>7.586206</text:p>
          </table:table-cell>
          <table:table-cell office:value-type="float" office:value="0.4842028" calcext:value-type="float">
            <text:p>0.4842028</text:p>
          </table:table-cell>
          <table:table-cell office:value-type="float" office:value="-165.59" calcext:value-type="float">
            <text:p>-165.59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0.05414" calcext:value-type="float">
            <text:p>10.05414</text:p>
          </table:table-cell>
        </table:table-row>
        <table:table-row table:style-name="ro1">
          <table:table-cell office:value-type="float" office:value="4.907454" calcext:value-type="float">
            <text:p>4.907454</text:p>
          </table:table-cell>
          <table:table-cell office:value-type="float" office:value="0.5628785" calcext:value-type="float">
            <text:p>0.5628785</text:p>
          </table:table-cell>
          <table:table-cell office:value-type="float" office:value="-166.78" calcext:value-type="float">
            <text:p>-166.78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134.47" calcext:value-type="float">
            <text:p>134.47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4.569915" calcext:value-type="float">
            <text:p>4.569915</text:p>
          </table:table-cell>
          <table:table-cell office:value-type="float" office:value="1.103053" calcext:value-type="float">
            <text:p>1.103053</text:p>
          </table:table-cell>
          <table:table-cell office:value-type="float" office:value="-167.45" calcext:value-type="float">
            <text:p>-167.45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136.77" calcext:value-type="float">
            <text:p>136.77</text:p>
          </table:table-cell>
          <table:table-cell office:value-type="float" office:value="10.54751" calcext:value-type="float">
            <text:p>10.54751</text:p>
          </table:table-cell>
        </table:table-row>
        <table:table-row table:style-name="ro1">
          <table:table-cell office:value-type="float" office:value="2.634063" calcext:value-type="float">
            <text:p>2.634063</text:p>
          </table:table-cell>
          <table:table-cell office:value-type="float" office:value="1.395581" calcext:value-type="float">
            <text:p>1.395581</text:p>
          </table:table-cell>
          <table:table-cell office:value-type="float" office:value="-168.53" calcext:value-type="float">
            <text:p>-168.5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82" calcext:value-type="float">
            <text:p>136.82</text:p>
          </table:table-cell>
          <table:table-cell office:value-type="float" office:value="10.0608" calcext:value-type="float">
            <text:p>10.0608</text:p>
          </table:table-cell>
        </table:table-row>
        <table:table-row table:style-name="ro1">
          <table:table-cell office:value-type="float" office:value="2.634063" calcext:value-type="float">
            <text:p>2.634063</text:p>
          </table:table-cell>
          <table:table-cell office:value-type="float" office:value="1.395581" calcext:value-type="float">
            <text:p>1.395581</text:p>
          </table:table-cell>
          <table:table-cell office:value-type="float" office:value="-169.11" calcext:value-type="float">
            <text:p>-169.11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82" calcext:value-type="float">
            <text:p>136.82</text:p>
          </table:table-cell>
          <table:table-cell office:value-type="float" office:value="10.0608" calcext:value-type="float">
            <text:p>10.0608</text:p>
          </table:table-cell>
        </table:table-row>
        <table:table-row table:style-name="ro1">
          <table:table-cell office:value-type="float" office:value="1.77865" calcext:value-type="float">
            <text:p>1.77865</text:p>
          </table:table-cell>
          <table:table-cell office:value-type="float" office:value="1.361788" calcext:value-type="float">
            <text:p>1.361788</text:p>
          </table:table-cell>
          <table:table-cell office:value-type="float" office:value="-169.09" calcext:value-type="float">
            <text:p>-169.09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7.26" calcext:value-type="float">
            <text:p>137.26</text:p>
          </table:table-cell>
          <table:table-cell office:value-type="float" office:value="9.80745" calcext:value-type="float">
            <text:p>9.80745</text:p>
          </table:table-cell>
        </table:table-row>
        <table:table-row table:style-name="ro1">
          <table:table-cell office:value-type="float" office:value="0.8107242" calcext:value-type="float">
            <text:p>0.8107242</text:p>
          </table:table-cell>
          <table:table-cell office:value-type="float" office:value="1.508052" calcext:value-type="float">
            <text:p>1.508052</text:p>
          </table:table-cell>
          <table:table-cell office:value-type="float" office:value="-169.09" calcext:value-type="float">
            <text:p>-169.09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160173" calcext:value-type="float">
            <text:p>2.160173</text:p>
          </table:table-cell>
        </table:table-row>
        <table:table-row table:style-name="ro1">
          <table:table-cell office:value-type="float" office:value="0.8107242" calcext:value-type="float">
            <text:p>0.8107242</text:p>
          </table:table-cell>
          <table:table-cell office:value-type="float" office:value="1.508052" calcext:value-type="float">
            <text:p>1.508052</text:p>
          </table:table-cell>
          <table:table-cell office:value-type="float" office:value="-169.06" calcext:value-type="float">
            <text:p>-169.06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160173" calcext:value-type="float">
            <text:p>2.160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06:31.238690976</meta:creation-date>
    <dc:date>2024-04-17T10:32:26.417392217</dc:date>
    <meta:editing-duration>PT5M34S</meta:editing-duration>
    <meta:editing-cycles>1</meta:editing-cycles>
    <meta:document-statistic meta:table-count="1" meta:cell-count="55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scatter" chart:style-name="ch1">
        <chart:title svg:x="5.628cm" svg:y="0.316cm" chart:style-name="ch2">
          <text:p>First trip around  Circle</text:p>
        </chart:title>
        <chart:legend chart:legend-position="end" svg:x="15.007cm" svg:y="4.208cm" style:legend-expansion="high" chart:style-name="ch3"/>
        <chart:plot-area chart:style-name="ch4" table:cell-range-address="Sheet2.A1:Sheet2.B79" chart:data-source-has-labels="row" svg:x="1.331cm" svg:y="1.275cm" svg:width="13.356cm" svg:height="6.578cm">
          <chart:coordinate-region svg:x="2.058cm" svg:y="1.474cm" svg:width="12.443cm" svg:height="6.18cm"/>
          <chart:axis chart:dimension="x" chart:name="primary-x" chart:style-name="ch5">
            <chart:title svg:x="7.846cm" svg:y="8.033cm" chart:style-name="ch6">
              <text:p>X</text:p>
            </chart:title>
          </chart:axis>
          <chart:axis chart:dimension="y" chart:name="primary-y" chart:style-name="ch7">
            <chart:title svg:x="0.451cm" svg:y="4.727cm" chart:style-name="ch8">
              <text:p>Y</text:p>
            </chart:title>
            <chart:grid chart:style-name="ch9" chart:class="major"/>
          </chart:axis>
          <chart:series chart:style-name="ch10" chart:values-cell-range-address="Sheet2.B2:Sheet2.B79" chart:label-cell-address="Sheet2.B1:Sheet2.B1" chart:class="chart:scatter">
            <chart:domain table:cell-range-address="Sheet2.A2:Sheet2.A79"/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79</svg:desc>
                </draw:g>
              </table:table-cell>
              <table:table-cell office:value-type="float" office:value="0">
                <text:p>0</text:p>
                <draw:g>
                  <svg:desc>Sheet2.B2:Sheet2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5127">
                <text:p>0.1125127</text:p>
              </table:table-cell>
              <table:table-cell office:value-type="float" office:value="-0.180058">
                <text:p>-0.180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29004">
                <text:p>0.7429004</text:p>
              </table:table-cell>
              <table:table-cell office:value-type="float" office:value="0.2138519">
                <text:p>0.2138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8313">
                <text:p>1.598313</text:p>
              </table:table-cell>
              <table:table-cell office:value-type="float" office:value="0.2476455">
                <text:p>0.2476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8313">
                <text:p>1.598313</text:p>
              </table:table-cell>
              <table:table-cell office:value-type="float" office:value="0.2476455">
                <text:p>0.2476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34165">
                <text:p>3.534165</text:p>
              </table:table-cell>
              <table:table-cell office:value-type="float" office:value="-0.04488316">
                <text:p>-0.04488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89578">
                <text:p>4.389578</text:p>
              </table:table-cell>
              <table:table-cell office:value-type="float" office:value="-0.0110893">
                <text:p>-0.0110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7606">
                <text:p>6.257606</text:p>
              </table:table-cell>
              <table:table-cell office:value-type="float" office:value="-1.597818">
                <text:p>-1.597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57606">
                <text:p>6.257606</text:p>
              </table:table-cell>
              <table:table-cell office:value-type="float" office:value="-1.597818">
                <text:p>-1.597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20169">
                <text:p>6.820169</text:p>
              </table:table-cell>
              <table:table-cell office:value-type="float" office:value="-2.498107">
                <text:p>-2.49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70221">
                <text:p>7.270221</text:p>
              </table:table-cell>
              <table:table-cell office:value-type="float" office:value="-3.21834">
                <text:p>-3.21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70221">
                <text:p>7.270221</text:p>
              </table:table-cell>
              <table:table-cell office:value-type="float" office:value="-3.21834">
                <text:p>-3.21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57809">
                <text:p>8.057809</text:p>
              </table:table-cell>
              <table:table-cell office:value-type="float" office:value="-4.478747">
                <text:p>-4.478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95348">
                <text:p>8.395348</text:p>
              </table:table-cell>
              <table:table-cell office:value-type="float" office:value="-5.01892">
                <text:p>-5.01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6337">
                <text:p>10.26337</text:p>
              </table:table-cell>
              <table:table-cell office:value-type="float" office:value="-6.60565">
                <text:p>-6.60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6337">
                <text:p>10.26337</text:p>
              </table:table-cell>
              <table:table-cell office:value-type="float" office:value="-6.60565">
                <text:p>-6.60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1342">
                <text:p>10.71342</text:p>
              </table:table-cell>
              <table:table-cell office:value-type="float" office:value="-7.325881">
                <text:p>-7.325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8135">
                <text:p>11.68135</text:p>
              </table:table-cell>
              <table:table-cell office:value-type="float" office:value="-7.472146">
                <text:p>-7.472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8135">
                <text:p>11.68135</text:p>
              </table:table-cell>
              <table:table-cell office:value-type="float" office:value="-7.472146">
                <text:p>-7.472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54938">
                <text:p>13.54938</text:p>
              </table:table-cell>
              <table:table-cell office:value-type="float" office:value="-9.058873">
                <text:p>-9.058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8692">
                <text:p>13.88692</text:p>
              </table:table-cell>
              <table:table-cell office:value-type="float" office:value="-9.599048">
                <text:p>-9.599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0489">
                <text:p>15.30489</text:p>
              </table:table-cell>
              <table:table-cell office:value-type="float" office:value="-10.46554">
                <text:p>-10.46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30489">
                <text:p>15.30489</text:p>
              </table:table-cell>
              <table:table-cell office:value-type="float" office:value="-10.46554">
                <text:p>-10.46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7282">
                <text:p>16.27282</text:p>
              </table:table-cell>
              <table:table-cell office:value-type="float" office:value="-10.61181">
                <text:p>-10.61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12823">
                <text:p>17.12823</text:p>
              </table:table-cell>
              <table:table-cell office:value-type="float" office:value="-10.57801">
                <text:p>-10.57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12823">
                <text:p>17.12823</text:p>
              </table:table-cell>
              <table:table-cell office:value-type="float" office:value="-10.57801">
                <text:p>-10.57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8911">
                <text:p>19.28911</text:p>
              </table:table-cell>
              <table:table-cell office:value-type="float" office:value="-11.23066">
                <text:p>-11.23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4452">
                <text:p>20.14452</text:p>
              </table:table-cell>
              <table:table-cell office:value-type="float" office:value="-11.19687">
                <text:p>-11.19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74283">
                <text:p>21.74283</text:p>
              </table:table-cell>
              <table:table-cell office:value-type="float" office:value="-10.94922">
                <text:p>-10.94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74283">
                <text:p>21.74283</text:p>
              </table:table-cell>
              <table:table-cell office:value-type="float" office:value="-10.94922">
                <text:p>-10.94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00361">
                <text:p>23.00361</text:p>
              </table:table-cell>
              <table:table-cell office:value-type="float" office:value="-10.1614">
                <text:p>-10.1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634">
                <text:p>23.634</text:p>
              </table:table-cell>
              <table:table-cell office:value-type="float" office:value="-9.767491">
                <text:p>-9.767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634">
                <text:p>23.634</text:p>
              </table:table-cell>
              <table:table-cell office:value-type="float" office:value="-9.767491">
                <text:p>-9.767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9478">
                <text:p>24.89478</text:p>
              </table:table-cell>
              <table:table-cell office:value-type="float" office:value="-8.979668">
                <text:p>-8.979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41265">
                <text:p>25.41265</text:p>
              </table:table-cell>
              <table:table-cell office:value-type="float" office:value="-8.405702">
                <text:p>-8.405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74125">
                <text:p>26.74125</text:p>
              </table:table-cell>
              <table:table-cell office:value-type="float" office:value="-6.323681">
                <text:p>-6.323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74125">
                <text:p>26.74125</text:p>
              </table:table-cell>
              <table:table-cell office:value-type="float" office:value="-6.323681">
                <text:p>-6.323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0341">
                <text:p>27.0341</text:p>
              </table:table-cell>
              <table:table-cell office:value-type="float" office:value="-5.389601">
                <text:p>-5.389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43946">
                <text:p>27.43946</text:p>
              </table:table-cell>
              <table:table-cell office:value-type="float" office:value="-4.635571">
                <text:p>-4.635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43946">
                <text:p>27.43946</text:p>
              </table:table-cell>
              <table:table-cell office:value-type="float" office:value="-4.635571">
                <text:p>-4.635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28226">
                <text:p>27.28226</text:p>
              </table:table-cell>
              <table:table-cell office:value-type="float" office:value="-2.981254">
                <text:p>-2.981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23757">
                <text:p>27.23757</text:p>
              </table:table-cell>
              <table:table-cell office:value-type="float" office:value="-1.506999">
                <text:p>-1.506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08037">
                <text:p>27.08037</text:p>
              </table:table-cell>
              <table:table-cell office:value-type="float" office:value="0.147319">
                <text:p>0.147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08037">
                <text:p>27.08037</text:p>
              </table:table-cell>
              <table:table-cell office:value-type="float" office:value="0.147319">
                <text:p>0.147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63032">
                <text:p>26.63032</text:p>
              </table:table-cell>
              <table:table-cell office:value-type="float" office:value="0.867552">
                <text:p>0.867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18027">
                <text:p>26.18027</text:p>
              </table:table-cell>
              <table:table-cell office:value-type="float" office:value="1.587782">
                <text:p>1.587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18027">
                <text:p>26.18027</text:p>
              </table:table-cell>
              <table:table-cell office:value-type="float" office:value="1.587782">
                <text:p>1.587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31224">
                <text:p>24.31224</text:p>
              </table:table-cell>
              <table:table-cell office:value-type="float" office:value="3.174511">
                <text:p>3.174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9747">
                <text:p>23.9747</text:p>
              </table:table-cell>
              <table:table-cell office:value-type="float" office:value="3.714683">
                <text:p>3.7146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3885">
                <text:p>22.03885</text:p>
              </table:table-cell>
              <table:table-cell office:value-type="float" office:value="4.00721">
                <text:p>4.00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03885">
                <text:p>22.03885</text:p>
              </table:table-cell>
              <table:table-cell office:value-type="float" office:value="4.00721">
                <text:p>4.00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70131">
                <text:p>21.70131</text:p>
              </table:table-cell>
              <table:table-cell office:value-type="float" office:value="4.547385">
                <text:p>4.547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99049">
                <text:p>19.99049</text:p>
              </table:table-cell>
              <table:table-cell office:value-type="float" office:value="4.479802">
                <text:p>4.479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99049">
                <text:p>19.99049</text:p>
              </table:table-cell>
              <table:table-cell office:value-type="float" office:value="4.479802">
                <text:p>4.479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50469">
                <text:p>18.50469</text:p>
              </table:table-cell>
              <table:table-cell office:value-type="float" office:value="4.052095">
                <text:p>4.052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6179">
                <text:p>17.76179</text:p>
              </table:table-cell>
              <table:table-cell office:value-type="float" office:value="3.838245">
                <text:p>3.838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12772">
                <text:p>15.12772</text:p>
              </table:table-cell>
              <table:table-cell office:value-type="float" office:value="2.442663">
                <text:p>2.442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12772">
                <text:p>15.12772</text:p>
              </table:table-cell>
              <table:table-cell office:value-type="float" office:value="2.442663">
                <text:p>2.442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38482">
                <text:p>14.38482</text:p>
              </table:table-cell>
              <table:table-cell office:value-type="float" office:value="2.22881">
                <text:p>2.22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5443">
                <text:p>13.75443</text:p>
              </table:table-cell>
              <table:table-cell office:value-type="float" office:value="1.834901">
                <text:p>1.83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75443">
                <text:p>13.75443</text:p>
              </table:table-cell>
              <table:table-cell office:value-type="float" office:value="1.834901">
                <text:p>1.834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26863">
                <text:p>12.26863</text:p>
              </table:table-cell>
              <table:table-cell office:value-type="float" office:value="1.407196">
                <text:p>1.407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15245">
                <text:p>10.15245</text:p>
              </table:table-cell>
              <table:table-cell office:value-type="float" office:value="0.5855843">
                <text:p>0.5855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54131">
                <text:p>8.554131</text:p>
              </table:table-cell>
              <table:table-cell office:value-type="float" office:value="0.3379375">
                <text:p>0.337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554131">
                <text:p>8.554131</text:p>
              </table:table-cell>
              <table:table-cell office:value-type="float" office:value="0.3379375">
                <text:p>0.337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41619">
                <text:p>8.441619</text:p>
              </table:table-cell>
              <table:table-cell office:value-type="float" office:value="0.5179955">
                <text:p>0.5179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86206">
                <text:p>7.586206</text:p>
              </table:table-cell>
              <table:table-cell office:value-type="float" office:value="0.4842028">
                <text:p>0.4842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86206">
                <text:p>7.586206</text:p>
              </table:table-cell>
              <table:table-cell office:value-type="float" office:value="0.4842028">
                <text:p>0.4842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07454">
                <text:p>4.907454</text:p>
              </table:table-cell>
              <table:table-cell office:value-type="float" office:value="0.5628785">
                <text:p>0.5628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69915">
                <text:p>4.569915</text:p>
              </table:table-cell>
              <table:table-cell office:value-type="float" office:value="1.103053">
                <text:p>1.103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34063">
                <text:p>2.634063</text:p>
              </table:table-cell>
              <table:table-cell office:value-type="float" office:value="1.395581">
                <text:p>1.3955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34063">
                <text:p>2.634063</text:p>
              </table:table-cell>
              <table:table-cell office:value-type="float" office:value="1.395581">
                <text:p>1.3955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7865">
                <text:p>1.77865</text:p>
              </table:table-cell>
              <table:table-cell office:value-type="float" office:value="1.361788">
                <text:p>1.361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07242">
                <text:p>0.8107242</text:p>
              </table:table-cell>
              <table:table-cell office:value-type="float" office:value="1.508052">
                <text:p>1.508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107242">
                <text:p>0.8107242</text:p>
              </table:table-cell>
              <table:table-cell office:value-type="float" office:value="1.508052">
                <text:p>1.508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